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9b47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d6edde"/>
    </style:style>
    <style:style style:name="P67" style:family="paragraph" style:parent-style-name="Footnote">
      <style:text-properties officeooo:paragraph-rsid="0fe5d76c"/>
    </style:style>
    <style:style style:name="P68" style:family="paragraph" style:parent-style-name="Standard">
      <style:text-properties officeooo:paragraph-rsid="0feebff8"/>
    </style:style>
    <style:style style:name="P69" style:family="paragraph" style:parent-style-name="Footnote">
      <style:text-properties officeooo:paragraph-rsid="101c2e62"/>
    </style:style>
    <style:style style:name="P70" style:family="paragraph" style:parent-style-name="Footnote">
      <style:text-properties officeooo:paragraph-rsid="101de698"/>
    </style:style>
    <style:style style:name="P71" style:family="paragraph" style:parent-style-name="Standard">
      <style:text-properties officeooo:paragraph-rsid="0b0ddd8e"/>
    </style:style>
    <style:style style:name="P72" style:family="paragraph" style:parent-style-name="Standard">
      <style:text-properties officeooo:paragraph-rsid="102fa8d9"/>
    </style:style>
    <style:style style:name="P73" style:family="paragraph" style:parent-style-name="Standard">
      <style:text-properties officeooo:paragraph-rsid="1030df2e"/>
    </style:style>
    <style:style style:name="P74" style:family="paragraph" style:parent-style-name="Standard">
      <style:text-properties officeooo:paragraph-rsid="10312527"/>
    </style:style>
    <style:style style:name="P75" style:family="paragraph" style:parent-style-name="Standard">
      <style:text-properties officeooo:paragraph-rsid="1033ae2c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language="en" fo:country="GB"/>
    </style:style>
    <style:style style:name="T19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8" style:family="text">
      <style:text-properties fo:language="en" fo:country="GB" officeooo:rsid="0f28d107"/>
    </style:style>
    <style:style style:name="T199" style:family="text">
      <style:text-properties fo:language="en" fo:country="GB" officeooo:rsid="0ff024dc"/>
    </style:style>
    <style:style style:name="T200" style:family="text">
      <style:text-properties officeooo:rsid="0fad59bb"/>
    </style:style>
    <style:style style:name="T201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6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6">Checklist for installing </text:span></text:span><text:span text:style-name="Strong_20_Emphasis"><text:span text:style-name="T86"><text:user-field-get text:name="Distro">Ubuntu</text:user-field-get></text:span></text:span><text:span text:style-name="Strong_20_Emphasis"><text:span text:style-name="T86"><text:s/></text:span></text:span><text:span text:style-name="Strong_20_Emphasis"><text:span text:style-name="T87"><text:user-field-get text:name="Version">24.04</text:user-field-get></text:span></text:span><text:span text:style-name="Strong_20_Emphasis"><text:span text:style-name="T88"><text:note text:id="ftn1" text:note-class="footnote"><text:note-citation>1</text:note-citation><text:note-body><text:p text:style-name="P70"><text:span text:style-name="T202">This </text:span><text:span text:style-name="Strong_20_Emphasis"><text:span text:style-name="T204"><text:user-field-get text:name="Distro">Ubuntu</text:user-field-get></text:span></text:span><text:span text:style-name="T203"><text:s/></text:span><text:span text:style-name="T205"><text:user-field-get text:name="Version">24.04</text:user-field-get></text:span><text:span text:style-name="T205"><text:s/></text:span><text:span text:style-name="Strong_20_Emphasis"><text:span text:style-name="T206"><text:user-field-get text:name="Edition">Server</text:user-field-get></text:span></text:span><text:span text:style-name="T202"><text:s/>(codename noble) from April </text:span><text:span text:style-name="Strong_20_Emphasis"><text:span text:style-name="T207"><text:user-field-get text:name="Releaseyear">2024</text:user-field-get></text:span></text:span><text:span text:style-name="T202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9"><text:s/></text:span></text:span><text:span text:style-name="Strong_20_Emphasis"><text:span text:style-name="T90"><text:user-field-get text:name="Edition">Server</text:user-field-get></text:span></text:span><text:span text:style-name="Strong_20_Emphasis"><text:span text:style-name="T91">.</text:span></text:span></text:p>
      <text:p text:style-name="P27"><text:span text:style-name="Strong_20_Emphasis"><text:span text:style-name="T59"/></text:span></text:p>
      <text:p text:style-name="P27"><text:span text:style-name="Strong_20_Emphasis"><text:span text:style-name="T146">This is a fillable PDF, no printing required.</text:span></text:span></text:p>
      <text:p text:style-name="P28"><text:span text:style-name="Strong_20_Emphasis"><text:span text:style-name="T84"/></text:span></text:p>
      <text:p text:style-name="P15"><text:span text:style-name="T100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100"> behind the </text:span><text:span text:style-name="T115">underlined</text:span><text:span text:style-name="T101"> </text:span><text:span text:style-name="T100">words, see [explanation]:</text:span></text:p>
      <text:p text:style-name="P16"><text:span text:style-name="Definition"><text:span text:style-name="T197">user</text:span></text:span><text:span text:style-name="T147"><text:tab/><text:tab/></text:span><text:span text:style-name="T157"> <text:tab/><text:tab/><text:tab/> </text:span><text:span text:style-name="T148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8"><text:s text:c="2"/></text:span><text:span text:style-name="T149">[</text:span><text:span text:style-name="T155">F</text:span><text:span text:style-name="T150">ull </text:span><text:span text:style-name="T158">na</text:span><text:span text:style-name="T160">me,</text:span><text:span text:style-name="T158"> </text:span><text:span text:style-name="T160">e.g.</text:span><text:span text:style-name="T158"> </text:span><text:span text:style-name="T159">J</text:span><text:span text:style-name="T165">ohn Doe</text:span><text:span text:style-name="T164">]</text:span></text:p>
      <text:p text:style-name="P68"><text:span text:style-name="Definition"><text:span text:style-name="T163">USER</text:span></text:span><text:span text:style-name="Definition"><text:span text:style-name="T196">na</text:span></text:span><text:span text:style-name="Definition"><text:span text:style-name="T198">me</text:span></text:span><text:span text:style-name="T162"><text:tab/><text:tab/><text:tab/> </text:span><text:span text:style-name="T162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95">j</text:span><text:span text:style-name="T97">oh</text:span><text:span text:style-name="T95">n</text:span><text:span text:style-name="T96">]</text:span></text:p>
      <text:p text:style-name="P16"><text:span text:style-name="Definition"><text:span text:style-name="T199">serv</text:span></text:span><text:span text:style-name="Definition"><text:span text:style-name="T196">ERNA</text:span></text:span><text:span text:style-name="Definition"><text:span text:style-name="T198">me</text:span></text:span><text:span text:style-name="T166"><text:tab/> <text:tab/> </text:span><text:span text:style-name="T196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6"><text:s text:c="2"/></text:span><text:span text:style-name="T167">[</text:span><text:span text:style-name="T173">N</text:span><text:span text:style-name="T168">a</text:span><text:span text:style-name="T172">me of the</text:span><text:span text:style-name="T168"> </text:span><text:span text:style-name="T174">server</text:span><text:span text:style-name="T169">, </text:span><text:span text:style-name="T172">e.g.</text:span><text:span text:style-name="T170"> </text:span><text:span text:style-name="T174">sv</text:span><text:span text:style-name="T171">02</text:span><text:span text:style-name="T167">]</text:span></text:p>
      <text:p text:style-name="P16"><text:span text:style-name="Definition"><text:span text:style-name="T176">USER</text:span></text:span><text:span text:style-name="T175"><text:tab/><text:tab/></text:span><text:span text:style-name="T157"> <text:tab/><text:tab/><text:tab/> </text:span><text:span text:style-name="T148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8"><text:s text:c="2"/></text:span><text:span text:style-name="T149">[</text:span><text:span text:style-name="T155">F</text:span><text:span text:style-name="T151">ull </text:span><text:span text:style-name="T152">na</text:span><text:span text:style-name="T153">me</text:span><text:span text:style-name="T152"> possibly </text:span><text:span text:style-name="T156">2</text:span><text:span text:style-name="T189">nd</text:span><text:span text:style-name="T156"> </text:span><text:span text:style-name="T154">user</text:span><text:span text:style-name="T161">]</text:span></text:p>
      <text:p text:style-name="P68"><text:span text:style-name="Definition"><text:span text:style-name="T176">USERN</text:span></text:span><text:span text:style-name="Definition"><text:span text:style-name="T177">a</text:span></text:span><text:span text:style-name="Definition"><text:span text:style-name="T178">me</text:span></text:span><text:span text:style-name="Definition"><text:span text:style-name="T183"><text:tab/><text:tab/><text:tab/> </text:span></text:span><text:span text:style-name="T162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2"><text:s text:c="2"/></text:span><text:span text:style-name="T180">[</text:span><text:span text:style-name="T182">U</text:span><text:span text:style-name="T181">ser</text:span><text:span text:style-name="T179"> </text:span><text:span text:style-name="T185">na</text:span><text:span text:style-name="T186">me</text:span><text:span text:style-name="T185"> possibly </text:span><text:span text:style-name="T188">2</text:span><text:span text:style-name="T190">nd</text:span><text:span text:style-name="T188"> </text:span><text:span text:style-name="T187">user</text:span><text:span text:style-name="T184">]</text:span></text:p>
      <text:p text:style-name="P16"><text:span text:style-name="T98">Replace the </text:span><text:span text:style-name="T114">underlined</text:span><text:span text:style-name="T98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8">.</text:span></text:p>
      <text:p text:style-name="P47"/>
      <text:p text:style-name="P47"/>
      <text:p text:style-name="P17"><text:span text:style-name="T112">Not yet on Linux?</text:span><text:span text:style-name="T103"><text:tab/></text:span><text:span text:style-name="Strong_20_Emphasis"><text:span text:style-name="T42"><draw:control text:anchor-type="as-char" draw:z-index="14" draw:name="Vorm3" draw:style-name="gr1" draw:text-style-name="P81" svg:width="0.35cm" svg:height="0.35cm" draw:control="control13"/></text:span></text:span><text:span text:style-name="T107"><text:tab/></text:span><text:span text:style-name="T108">Use</text:span><text:span text:style-name="T104"> </text:span><text:span text:style-name="Strong_20_Emphasis"><text:span text:style-name="T116">Checklist </text:span></text:span><text:span text:style-name="Strong_20_Emphasis"><text:span text:style-name="T117">transfer</text:span></text:span><text:span text:style-name="T104"> o</text:span><text:span text:style-name="T105">n</text:span><text:span text:style-name="T10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6"> </text:span><text:span text:style-name="T105">u</text:span><text:span text:style-name="T106">nder </text:span><text:span text:style-name="T113">Linux</text:span><text:span text:style-name="T99">.</text:span></text:p>
      <text:p text:style-name="P17"><text:span text:style-name="T110">New installation?</text:span><text:span text:style-name="T99"><text:tab/><text:tab/></text:span><text:span text:style-name="Strong_20_Emphasis"><text:span text:style-name="T42"><draw:control text:anchor-type="as-char" draw:z-index="15" draw:name="Vorm 2" draw:style-name="gr1" draw:text-style-name="P81" svg:width="0.35cm" svg:height="0.35cm" draw:control="control14"/></text:span></text:span><text:span text:style-name="T109"><text:tab/>Start at chapter</text:span><text:span text:style-name="T99"> </text:span><text:span text:style-name="T110"><text:bookmark-ref text:reference-format="page" text:ref-name="__RefNumPara__4009_1271708128">2</text:bookmark-ref></text:span><text:span text:style-name="T99"><text:s text:c="2"/></text:span><text:span text:style-name="T111"><text:bookmark-ref text:reference-format="text" text:ref-name="__RefNumPara__4009_1271708128">Perform installation</text:bookmark-ref></text:span><text:span text:style-name="T102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200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1">Login any additional </text:span></text:span><text:span text:style-name="Definition"><text:span text:style-name="T195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8" draw:name="Vorm4_ 2" draw:style-name="gr1" draw:text-style-name="P81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28">Type: </text:span></text:span><text:span text:style-name="User_20_Entry"><text:span text:style-name="T191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9" draw:name="Vorm4_ 3" draw:style-name="gr1" draw:text-style-name="P8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20" draw:name="Vorm4_ 4" draw:style-name="gr1" draw:text-style-name="P81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4"><text:span text:style-name="Strong_20_Emphasis"><text:span text:style-name="T28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5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6"><text:span text:style-name="T119">Boot the computer from</text:span><text:span text:style-name="T123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201">Esc</text:span>, <text:span text:style-name="T201">Delete</text:span>, <text:span text:style-name="T201">F1</text:span>, <text:span text:style-name="T201">F2</text:span>, <text:span text:style-name="T201">F9</text:span>, <text:span text:style-name="T201">F10</text:span>, <text:span text:style-name="T201">F11</text:span>, <text:span text:style-name="T216">or </text:span><text:span text:style-name="T201">F12</text:span>.</text:p></text:note-body></text:note></text:span><text:span text:style-name="T119"> an</text:span><text:span text:style-name="T121"> </text:span><text:span text:style-name="Strong_20_Emphasis"><text:span text:style-name="T93"><text:user-field-get text:name="Distro">Ubuntu</text:user-field-get></text:span></text:span><text:span text:style-name="T122"><text:s/></text:span><text:span text:style-name="T94"><text:user-field-get text:name="Version">24.04</text:user-field-get></text:span><text:span text:style-name="T56"><text:s/></text:span><text:span text:style-name="T56"><text:user-field-get text:name="Edition">Server</text:user-field-get></text:span><text:span text:style-name="T56"><text:s/>Live</text:span><text:span text:style-name="T56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T16">without modifying any files on the hard drive and also allows installation of </text:span><text:span text:style-name="Strong_20_Emphasis"><text:span text:style-name="T124"><text:user-field-get text:name="Distro">Ubuntu</text:user-field-get></text:span></text:span><text:span text:style-name="Strong_20_Emphasis"><text:span text:style-name="T124">.</text:span></text:span></text:p></text:note-body></text:note></text:span><text:span text:style-name="T119"> USB stick</text:span><text:span text:style-name="T57"><text:note text:id="ftn5" text:note-class="footnote"><text:note-citation>3</text:note-citation><text:note-body><text:p text:style-name="P69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</text:span></text:span><text:span text:style-name="Strong_20_Emphasis"><text:span text:style-name="T67"><text:user-field-get text:name="Edition">Server</text:user-field-get></text:span></text:span><text:span text:style-name="Strong_20_Emphasis"><text:span text:style-name="T65"><text:s/>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2">ubuntu.com/download</text:span></text:span></text:a><text:span text:style-name="Strong_20_Emphasis"><text:span text:style-name="T63">.</text:span></text:span></text:p><text:p text:style-name="P67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3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50">Try or I</text:span></text:span><text:span text:style-name="Strong_20_Emphasis"><text:span text:style-name="T51">n</text:span></text:span><text:span text:style-name="Strong_20_Emphasis"><text:span text:style-name="T52">stall Ubuntu </text:span></text:span><text:span text:style-name="Strong_20_Emphasis"><text:span text:style-name="T53">Server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6">Follow the instructions on the </text:span></text:span><text:span text:style-name="Strong_20_Emphasis"><text:span text:style-name="T77">installation </text:span></text:span><text:span text:style-name="Strong_20_Emphasis"><text:span text:style-name="T76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6">At</text:span><text:span text:style-name="T135"> </text:span><text:span text:style-name="Strong_20_Emphasis"><text:span text:style-name="T137">Profile setup</text:span></text:span><text:span text:style-name="Strong_20_Emphasis"><text:span text:style-name="T130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8">Enter</text:span><text:span text:style-name="T139"> </text:span><text:span text:style-name="Strong_20_Emphasis"><text:span text:style-name="T137">Your</text:span></text:span><text:span text:style-name="Strong_20_Emphasis"><text:span text:style-name="T140"> n</text:span></text:span><text:span text:style-name="Strong_20_Emphasis"><text:span text:style-name="T141">a</text:span></text:span><text:span text:style-name="Strong_20_Emphasis"><text:span text:style-name="T137">me</text:span></text:span><text:span text:style-name="Strong_20_Emphasis"><text:span text:style-name="T131"> </text:span></text:span><text:span text:style-name="Definition"><text:span text:style-name="T13">user</text:span></text:span><text:span text:style-name="Strong_20_Emphasis"><text:span text:style-name="T132">, <text:line-break/></text:span></text:span><text:span text:style-name="Strong_20_Emphasis"><text:span text:style-name="T137">Your server</text:span></text:span><text:span text:style-name="Strong_20_Emphasis"><text:span text:style-name="T144">'</text:span></text:span><text:span text:style-name="Strong_20_Emphasis"><text:span text:style-name="T145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31">,<text:line-break/></text:span></text:span><text:span text:style-name="Strong_20_Emphasis"><text:span text:style-name="T142">Pick a username</text:span></text:span><text:span text:style-name="Strong_20_Emphasis"><text:span text:style-name="T131"> </text:span></text:span><text:span text:style-name="Definition"><text:span text:style-name="T13">username</text:span></text:span><text:span text:style-name="Strong_20_Emphasis"><text:span text:style-name="T131">, </text:span></text:span><text:span text:style-name="Strong_20_Emphasis"><text:span text:style-name="T133">and</text:span></text:span><text:span text:style-name="Strong_20_Emphasis"><text:span text:style-name="T131"><text:line-break/></text:span></text:span><text:span text:style-name="Strong_20_Emphasis"><text:span text:style-name="T134">enter a </text:span></text:span><text:span text:style-name="Strong_20_Emphasis"><text:span text:style-name="T143">password</text:span></text:span><text:span text:style-name="Strong_20_Emphasis"><text:span text:style-name="T134"> twice</text:span></text:span><text:span text:style-name="Strong_20_Emphasis"><text:span text:style-name="T129">.</text:span></text:span></text:p>
          </table:table-cell>
        </table:table-row>
      </table:table>
      <text:p text:style-name="P71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5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6" draw:name="Vorm4_1" draw:style-name="gr1" draw:text-style-name="P81" svg:width="0.35cm" svg:height="0.35cm" draw:control="control15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28">Type: </text:span></text:span><text:span text:style-name="User_20_Entry"><text:span text:style-name="T191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7" draw:name="Vorm4_ 1" draw:style-name="gr1" draw:text-style-name="P81" svg:width="0.35cm" svg:height="0.35cm" draw:control="control16"/></text:span></text:span></text:p>
          </table:table-cell>
          <table:table-cell table:style-name="_33_._5f_Installatie_5f_afronden.C6" office:value-type="string">
            <text:p text:style-name="P73"><text:span text:style-name="Strong_20_Emphasis"><text:span text:style-name="T28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5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4">3</text:span></text:span><text:span text:style-name="Strong_20_Emphasis"><text:span text:style-name="T81"> </text:span></text:span><text:span text:style-name="Strong_20_Emphasis"><text:span text:style-name="T82">Finish installatio</text:span></text:span><text:span text:style-name="Strong_20_Emphasis"><text:span text:style-name="T83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8">P</text:span></text:span><text:span text:style-name="Strong_20_Emphasis"><text:span text:style-name="T49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5">Login any additional </text:span></text:span><text:span text:style-name="Definition"><text:span text:style-name="T194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1" draw:name="Vorm4_ 5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2" draw:name="Vorm4_ 6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73"><text:span text:style-name="Strong_20_Emphasis"><text:span text:style-name="T28">Type: </text:span></text:span><text:span text:style-name="Strong_20_Emphasis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4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7">End of checklist,</text:span><text:span text:style-name="T128"> </text:span><text:span text:style-name="Strong_20_Emphasis"><text:span text:style-name="T92"><text:user-field-get text:name="Distro">Ubuntu</text:user-field-get></text:span></text:span><text:span text:style-name="T126"><text:s/></text:span><text:span text:style-name="T125"><text:user-field-get text:name="Version">24.04</text:user-field-get></text:span><text:span text:style-name="T125"><text:s/></text:span><text:span text:style-name="Strong_20_Emphasis"><text:span text:style-name="T58"><text:user-field-get text:name="Edition">Server</text:user-field-get></text:span></text:span><text:span text:style-name="Strong_20_Emphasis"><text:span text:style-name="T58"><text:s/></text:span></text:span><text:span text:style-name="T127">installation is complete.</text:span></text:p>
      <text:p text:style-name="P24"/>
      <text:p text:style-name="P18"><text:span text:style-name="Emphasis"><text:span text:style-name="T208">Written</text:span></text:span><text:span text:style-name="Emphasis"><text:span text:style-name="T209"> </text:span></text:span><text:span text:style-name="Emphasis"><text:span text:style-name="T208">by</text:span></text:span><text:span text:style-name="Emphasis"><text:span text:style-name="T20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5">Karel Zimmer</text:span></text:span></text:a><text:span text:style-name="Emphasis"><text:span text:style-name="T210">.</text:span></text:span></text:p>
      <text:p text:style-name="P19"><text:span text:style-name="Emphasis"><text:span text:style-name="T212">C</text:span></text:span><text:span text:style-name="Emphasis"><text:span text:style-name="T213">C0</text:span></text:span><text:span text:style-name="Emphasis"><text:span text:style-name="T210"> 1.0 </text:span></text:span><text:span text:style-name="Emphasis"><text:span text:style-name="T211">Universal</text:span></text:span><text:span text:style-name="Emphasis"><text:span text:style-name="T214"> </text:span></text:span><text:span text:style-name="Emphasis"><text:span text:style-name="T21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4"><text:s/></text:span></text:span><text:span text:style-name="Emphasis"><text:span text:style-name="T21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5-23T19:30:07.106746430">23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30:06.930002071</dc:date>
    <meta:keyword>Installatie</meta:keyword>
    <meta:keyword>Checklist</meta:keyword>
    <meta:keyword>Linux</meta:keyword>
    <meta:editing-cycles>6907</meta:editing-cycles>
    <meta:editing-duration>P12DT3H23M31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9" meta:character-count="2357" meta:non-whitespace-character-count="1987"/>
    <meta:user-defined meta:name="Info 1"/>
    <meta:user-defined meta:name="Info 2"/>
    <meta:user-defined meta:name="Info 3"/>
    <meta:user-defined meta:name="Info 4"/>
  </office:meta>
</office:document-meta>
</file>